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Roboto" svg:font-family="Roboto, 'Helvetica Neue Light', 'Helvetica Neue', Helvetica, Arial, 'Lucida Grand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15a6" officeooo:paragraph-rsid="001b15a6"/>
    </style:style>
    <style:style style:name="P2" style:family="paragraph" style:parent-style-name="Standard">
      <style:text-properties officeooo:rsid="001c138c" officeooo:paragraph-rsid="001c138c"/>
    </style:style>
    <style:style style:name="P3" style:family="paragraph" style:parent-style-name="Standard">
      <style:text-properties officeooo:rsid="001daf5b" officeooo:paragraph-rsid="001daf5b"/>
    </style:style>
    <style:style style:name="P4" style:family="paragraph" style:parent-style-name="Standard">
      <style:text-properties officeooo:rsid="001e3b9f" officeooo:paragraph-rsid="001e3b9f"/>
    </style:style>
    <style:style style:name="P5" style:family="paragraph" style:parent-style-name="Standard">
      <style:text-properties officeooo:rsid="001ed974" officeooo:paragraph-rsid="001ed974"/>
    </style:style>
    <style:style style:name="P6" style:family="paragraph" style:parent-style-name="Standard">
      <style:text-properties officeooo:rsid="001f5c99" officeooo:paragraph-rsid="001f5c99"/>
    </style:style>
    <style:style style:name="P7" style:family="paragraph" style:parent-style-name="Standard">
      <style:text-properties officeooo:rsid="0021571a" officeooo:paragraph-rsid="0021571a"/>
    </style:style>
    <style:style style:name="P8" style:family="paragraph" style:parent-style-name="Standard">
      <style:text-properties officeooo:rsid="00249afd" officeooo:paragraph-rsid="00249afd"/>
    </style:style>
    <style:style style:name="P9" style:family="paragraph" style:parent-style-name="Standard">
      <style:text-properties officeooo:rsid="0025d1fe" officeooo:paragraph-rsid="0025d1fe"/>
    </style:style>
    <style:style style:name="P10" style:family="paragraph" style:parent-style-name="Standard">
      <style:text-properties officeooo:rsid="00288d7b" officeooo:paragraph-rsid="00288d7b"/>
    </style:style>
    <style:style style:name="P11" style:family="paragraph" style:parent-style-name="Standard">
      <style:text-properties officeooo:rsid="002a176f" officeooo:paragraph-rsid="002a176f"/>
    </style:style>
    <style:style style:name="P12" style:family="paragraph" style:parent-style-name="Standard">
      <style:text-properties officeooo:rsid="002b2f31" officeooo:paragraph-rsid="002b2f31"/>
    </style:style>
    <style:style style:name="P13" style:family="paragraph" style:parent-style-name="Standard">
      <style:text-properties fo:font-variant="normal" fo:text-transform="none" style:use-window-font-color="true" style:font-name="Liberation Serif" fo:font-size="12pt" fo:letter-spacing="normal" fo:font-style="normal" fo:font-weight="normal" officeooo:rsid="00249afd" officeooo:paragraph-rsid="00249afd" style:font-size-asian="12pt" style:font-size-complex="12pt"/>
    </style:style>
    <style:style style:name="P14" style:family="paragraph" style:parent-style-name="Standard">
      <style:text-properties fo:font-variant="normal" fo:text-transform="none" style:use-window-font-color="true" style:font-name="Liberation Serif" fo:font-size="12pt" fo:letter-spacing="normal" fo:font-style="normal" fo:font-weight="normal" officeooo:rsid="0025c5c2" officeooo:paragraph-rsid="0025c5c2" style:font-size-asian="12pt" style:font-size-complex="12pt"/>
    </style:style>
    <style:style style:name="P15" style:family="paragraph" style:parent-style-name="Standard">
      <style:text-properties fo:font-variant="normal" fo:text-transform="none" style:use-window-font-color="true" style:font-name="Liberation Serif" fo:font-size="12pt" fo:letter-spacing="normal" fo:font-style="normal" fo:font-weight="normal" officeooo:rsid="0025d1fe" officeooo:paragraph-rsid="0025d1fe" style:font-size-asian="12pt" style:font-size-complex="12pt"/>
    </style:style>
    <style:style style:name="P16" style:family="paragraph" style:parent-style-name="Standard">
      <style:text-properties fo:font-variant="normal" fo:text-transform="none" style:use-window-font-color="true" style:font-name="Liberation Serif" fo:font-size="12pt" fo:letter-spacing="normal" fo:font-style="normal" fo:font-weight="normal" officeooo:rsid="0027a19f" officeooo:paragraph-rsid="0025d1fe" style:font-size-asian="12pt" style:font-size-complex="12pt"/>
    </style:style>
    <style:style style:name="P17" style:family="paragraph" style:parent-style-name="Standard">
      <style:text-properties fo:font-variant="normal" fo:text-transform="none" style:use-window-font-color="true" style:font-name="Liberation Serif" fo:font-size="12pt" fo:letter-spacing="normal" fo:font-style="normal" fo:font-weight="normal" officeooo:rsid="00288d7b" officeooo:paragraph-rsid="00288d7b" style:font-size-asian="12pt" style:font-size-complex="12pt"/>
    </style:style>
    <style:style style:name="P18" style:family="paragraph" style:parent-style-name="Standard">
      <style:text-properties fo:font-variant="normal" fo:text-transform="none" style:use-window-font-color="true" style:font-name="Liberation Serif" fo:font-size="12pt" fo:letter-spacing="normal" fo:font-style="normal" fo:font-weight="normal" officeooo:rsid="002a176f" officeooo:paragraph-rsid="00288d7b" style:font-size-asian="12pt" style:font-size-complex="12pt"/>
    </style:style>
    <style:style style:name="P19" style:family="paragraph" style:parent-style-name="Standard">
      <style:text-properties fo:font-variant="normal" fo:text-transform="none" style:use-window-font-color="true" style:font-name="Liberation Serif" fo:font-size="12pt" fo:letter-spacing="normal" fo:font-style="normal" fo:font-weight="normal" officeooo:rsid="002a793c" officeooo:paragraph-rsid="002a176f" style:font-size-asian="12pt" style:font-size-complex="12pt"/>
    </style:style>
    <style:style style:name="P20" style:family="paragraph" style:parent-style-name="Standard">
      <style:text-properties fo:font-variant="normal" fo:text-transform="none" style:use-window-font-color="true" style:font-name="Liberation Serif" fo:font-size="12pt" fo:letter-spacing="normal" fo:font-style="normal" fo:font-weight="normal" officeooo:rsid="002b2f31" officeooo:paragraph-rsid="002b2f31" style:font-size-asian="12pt" style:font-size-complex="12pt"/>
    </style:style>
    <style:style style:name="P21" style:family="paragraph" style:parent-style-name="Standard">
      <style:text-properties fo:font-variant="normal" fo:text-transform="none" style:use-window-font-color="true" style:font-name="Liberation Serif" fo:font-size="12pt" fo:letter-spacing="normal" fo:font-style="normal" fo:font-weight="normal" officeooo:rsid="002c1ee0" officeooo:paragraph-rsid="002c1ee0" style:font-size-asian="12pt" style:font-size-complex="12pt"/>
    </style:style>
    <style:style style:name="P22" style:family="paragraph" style:parent-style-name="Standard">
      <style:text-properties fo:font-variant="normal" fo:text-transform="none" style:use-window-font-color="true" style:font-name="Liberation Serif" fo:font-size="12pt" fo:letter-spacing="normal" fo:font-style="normal" fo:font-weight="normal" officeooo:rsid="002cc22b" officeooo:paragraph-rsid="002cc22b" style:font-size-asian="12pt" style:font-size-complex="12pt"/>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2e771d" officeooo:paragraph-rsid="002e771d" style:font-size-asian="12pt" style:font-size-complex="12pt"/>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2fa9fc" officeooo:paragraph-rsid="002fa9fc" style:font-size-asian="12pt" style:font-size-complex="12pt"/>
    </style:style>
    <style:style style:name="P25" style:family="paragraph" style:parent-style-name="Standard">
      <style:text-properties fo:font-variant="normal" fo:text-transform="none" style:use-window-font-color="true" style:font-name="Liberation Serif" fo:font-size="12pt" fo:letter-spacing="normal" fo:font-style="normal" fo:font-weight="normal" officeooo:rsid="0030f88b" officeooo:paragraph-rsid="0030f88b" style:font-size-asian="12pt" style:font-size-complex="12pt"/>
    </style:style>
    <style:style style:name="P26" style:family="paragraph" style:parent-style-name="Standard">
      <style:text-properties fo:font-variant="normal" fo:text-transform="none" style:use-window-font-color="true" style:font-name="Liberation Serif" fo:font-size="12pt" fo:letter-spacing="normal" fo:font-style="normal" fo:font-weight="normal" officeooo:rsid="00311b97" officeooo:paragraph-rsid="00311b97" style:font-size-asian="12pt" style:font-size-complex="12pt"/>
    </style:style>
    <style:style style:name="P27" style:family="paragraph" style:parent-style-name="Standard">
      <style:text-properties fo:font-variant="normal" fo:text-transform="none" style:use-window-font-color="true" style:font-name="Liberation Serif" fo:font-size="12pt" fo:letter-spacing="normal" fo:font-style="normal" fo:font-weight="normal" officeooo:rsid="003318c1" officeooo:paragraph-rsid="003318c1" style:font-size-asian="12pt" style:font-size-complex="12pt"/>
    </style:style>
    <style:style style:name="P28" style:family="paragraph" style:parent-style-name="Standard">
      <style:text-properties fo:font-variant="normal" fo:text-transform="none" style:use-window-font-color="true" style:font-name="Liberation Serif" fo:font-size="12pt" fo:letter-spacing="normal" fo:font-style="normal" fo:font-weight="normal" officeooo:rsid="0034682f" officeooo:paragraph-rsid="0034682f" style:font-size-asian="12pt" style:font-size-complex="12pt"/>
    </style:style>
    <style:style style:name="P29" style:family="paragraph" style:parent-style-name="Standard">
      <style:text-properties fo:font-variant="normal" fo:text-transform="none" style:use-window-font-color="true" style:font-name="Liberation Serif" fo:font-size="12pt" fo:letter-spacing="normal" fo:font-style="normal" fo:font-weight="normal" officeooo:rsid="0036dce8" officeooo:paragraph-rsid="0036dce8" style:font-size-asian="12pt" style:font-size-complex="12pt"/>
    </style:style>
    <style:style style:name="P30" style:family="paragraph" style:parent-style-name="Standard">
      <style:text-properties fo:font-variant="normal" fo:text-transform="none" style:use-window-font-color="true" style:font-name="Liberation Serif" fo:font-size="12pt" fo:letter-spacing="normal" fo:font-style="normal" fo:font-weight="normal" officeooo:rsid="0038e38c" officeooo:paragraph-rsid="0038e38c" style:font-size-asian="12pt" style:font-size-complex="12pt"/>
    </style:style>
    <style:style style:name="P31" style:family="paragraph" style:parent-style-name="Standard">
      <style:text-properties fo:font-variant="normal" fo:text-transform="none" style:use-window-font-color="true" style:font-name="Liberation Serif" fo:font-size="12pt" fo:letter-spacing="normal" fo:font-style="normal" fo:font-weight="normal" officeooo:rsid="0038f1d8" officeooo:paragraph-rsid="0038f1d8" style:font-size-asian="12pt" style:font-size-complex="12pt"/>
    </style:style>
    <style:style style:name="P32" style:family="paragraph" style:parent-style-name="Text_20_body">
      <style:text-properties officeooo:paragraph-rsid="0030f88b"/>
    </style:style>
    <style:style style:name="T1" style:family="text">
      <style:text-properties officeooo:rsid="001c138c"/>
    </style:style>
    <style:style style:name="T2" style:family="text">
      <style:text-properties officeooo:rsid="001daf5b"/>
    </style:style>
    <style:style style:name="T3" style:family="text">
      <style:text-properties officeooo:rsid="0021571a"/>
    </style:style>
    <style:style style:name="T4"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5" style:family="text">
      <style:text-properties fo:font-variant="normal" fo:text-transform="none" style:use-window-font-color="true" style:font-name="Liberation Serif" fo:font-size="12pt" fo:letter-spacing="normal" fo:font-style="normal" fo:font-weight="normal" officeooo:rsid="0027a19f" style:font-size-asian="12pt" style:font-size-complex="12pt"/>
    </style:style>
    <style:style style:name="T6" style:family="text">
      <style:text-properties fo:font-variant="normal" fo:text-transform="none" style:use-window-font-color="true" style:font-name="Liberation Serif" fo:font-size="12pt" fo:letter-spacing="normal" fo:font-style="normal" fo:font-weight="normal" officeooo:rsid="002a793c" style:font-size-asian="12pt" style:font-size-complex="12pt"/>
    </style:style>
    <style:style style:name="T7" style:family="text">
      <style:text-properties fo:font-variant="normal" fo:text-transform="none" style:use-window-font-color="true" style:font-name="Liberation Serif" fo:font-size="12pt" fo:letter-spacing="normal" fo:font-style="normal" fo:font-weight="normal" officeooo:rsid="002b2f31" style:font-size-asian="12pt" style:font-size-complex="12pt"/>
    </style:style>
    <style:style style:name="T8"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2fa9fc" style:text-blinking="false" style:font-size-asian="12pt" style:font-size-complex="12pt"/>
    </style:style>
    <style:style style:name="T9" style:family="text">
      <style:text-properties fo:font-variant="normal" fo:text-transform="none" style:use-window-font-color="true" style:text-line-through-style="none" style:text-line-through-type="none" style:font-name="Liberation Serif" fo:font-size="12pt" fo:font-style="normal" style:text-underline-style="none" fo:font-weight="normal" style:text-blinking="false" style:font-size-asian="12pt" style:font-size-complex="12pt"/>
    </style:style>
    <style:style style:name="T10" style:family="text">
      <style:text-properties fo:font-variant="normal" fo:text-transform="none" style:use-window-font-color="true" style:font-name="Liberation Serif" fo:font-size="12pt" fo:letter-spacing="normal" fo:font-style="normal" fo:font-weight="normal" officeooo:rsid="002fa9fc" style:font-size-asian="12pt" style:font-size-complex="12pt"/>
    </style:style>
    <style:style style:name="T11" style:family="text">
      <style:text-properties fo:font-variant="normal" fo:text-transform="none" style:use-window-font-color="true" style:font-name="Liberation Serif" fo:font-size="12pt" fo:letter-spacing="normal" fo:font-style="normal" fo:font-weight="normal" officeooo:rsid="0030f88b" style:font-size-asian="12pt" style:font-size-complex="12pt"/>
    </style:style>
    <style:style style:name="T12" style:family="text">
      <style:text-properties fo:font-variant="normal" fo:text-transform="none" style:use-window-font-color="true" style:font-name="Liberation Serif" fo:font-size="12pt" fo:font-style="normal" fo:font-weight="normal" style:font-size-asian="12pt" style:font-size-complex="12pt"/>
    </style:style>
    <style:style style:name="T13" style:family="text">
      <style:text-properties fo:font-variant="normal" fo:text-transform="none" style:use-window-font-color="true" style:font-name="Roboto" fo:font-size="10.5pt" fo:font-style="normal" fo:font-weight="normal"/>
    </style:style>
    <style:style style:name="T14" style:family="text">
      <style:text-properties fo:font-variant="normal" fo:text-transform="none" style:font-name="Liberation Serif" fo:font-size="12pt" fo:letter-spacing="normal" fo:font-style="normal" fo:font-weight="normal" officeooo:rsid="002fa9fc" style:font-size-asian="12pt" style:font-size-complex="12pt"/>
    </style:style>
    <style:style style:name="T15" style:family="text">
      <style:text-properties officeooo:rsid="0032bce3"/>
    </style:style>
    <style:style style:name="T16" style:family="text">
      <style:text-properties officeooo:rsid="0034a47d"/>
    </style:style>
    <style:style style:name="T17" style:family="text">
      <style:text-properties officeooo:rsid="003888b4"/>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y angular is used?</text:p>
      <text:p text:style-name="P1">Angular is used to develop the single page applications</text:p>
      <text:p text:style-name="P1"/>
      <text:p text:style-name="P1">What is angular?</text:p>
      <text:p text:style-name="P1">Angular is Typesscript based open source framework used to develop frontend web applications.</text:p>
      <text:p text:style-name="P1"/>
      <text:p text:style-name="P1">Features of Angular.</text:p>
      <text:p text:style-name="P1">1) Document Object Model.</text:p>
      <text:p text:style-name="P1">The HTML is taken has the tree structure<text:span text:style-name="T1">which representing a part of your document.</text:span></text:p>
      <text:p text:style-name="P1"/>
      <text:p text:style-name="P2">2)Typescript:</text:p>
      <text:p text:style-name="P2">All the tyepscript code turns to javscript code for a web devolpement. In angular Typescript is not manditatory, but it is highly recommended for development. Due to simple way to use.</text:p>
      <text:p text:style-name="P2"/>
      <text:p text:style-name="P2">3)Data Binding:</text:p>
      <text:p text:style-name="P2">that allows you to manipulate web page elements using the web browser . It is used in interactive components web pages. Angular uses the two way binding.</text:p>
      <text:p text:style-name="P2"/>
      <text:p text:style-name="P2">4)Testing:</text:p>
      <text:p text:style-name="P2">Uses the jasmine karma frame work to test various functionality.</text:p>
      <text:p text:style-name="P2"/>
      <text:p text:style-name="P2">Components:</text:p>
      <text:p text:style-name="P2">they are the main buliding blocks of the angular applications. <text:span text:style-name="T2">The block consists of:</text:span></text:p>
      <text:p text:style-name="P3">An HTML template.</text:p>
      <text:p text:style-name="P3">TypeScript class </text:p>
      <text:p text:style-name="P3">A CSS file which is optionally used according to use of the block.</text:p>
      <text:p text:style-name="P3"/>
      <text:p text:style-name="P4">LifeCycle events of components:</text:p>
      <text:p text:style-name="P4"/>
      <text:p text:style-name="P5">ngOnChanges(): The method have the simple changes object the pervious property values. The ngOnChanges will has atleast one input. If component has no inputs or use it without providing any inputs, the framework will not call ngOnChanges().</text:p>
      <text:p text:style-name="P5"/>
      <text:p text:style-name="P6"><text:span text:style-name="T3">n</text:span>gOnInit(): Initilize the component that data-bound the properties and sets the directive or component’s of input properties. </text:p>
      <text:p text:style-name="P6">Called once, after the first changes.</text:p>
      <text:p text:style-name="P6"/>
      <text:p text:style-name="P7">NgOnDestroy(): cleanup just before Angular.</text:p>
      <text:p text:style-name="P7"/>
      <text:p text:style-name="P7">NgDoCheck(): Detect and act upon changes that angular can’t do on it own.</text:p>
      <text:p text:style-name="P7">Called immediately after ngOnChanges() on to detect the changes and immediately after ngOnInit() on the first run.</text:p>
      <text:p text:style-name="P7"/>
      <text:p text:style-name="P8">View Encapsulation: </text:p>
      <text:p text:style-name="P8">The change in css file has the encapsulation for the shadow for the native DOM file. The encapsulation doesn’t affect any other functions of the applications.</text:p>
      <text:p text:style-name="P8"><text:span text:style-name="T4">These styles are post-processed so that each selector is augmented with </text:span><text:span text:style-name="Source_20_Text"><text:span text:style-name="T4">_nghost </text:span></text:span><text:span text:style-name="T4">or </text:span><text:span text:style-name="Source_20_Text"><text:span text:style-name="T4">_ngcontent </text:span></text:span><text:span text:style-name="T4">attribute selectors.</text:span></text:p>
      <text:p text:style-name="P13"/>
      <text:p text:style-name="P14">Interpolation: </text:p>
      <text:p text:style-name="P14">Binding the data from class to the template or templateURL through the syntax {{}}.</text:p>
      <text:p text:style-name="P14"/>
      <text:p text:style-name="P15"><text:soft-page-break/>Property Binding:</text:p>
      <text:p text:style-name="P9"><text:span text:style-name="T4">it is used for the rectify the properties which were not implemented in the interpolation. The interpolation only accepts the string. </text:span><text:span text:style-name="T5">To rectify all that properties property binding is used.</text:span></text:p>
      <text:p text:style-name="P16"/>
      <text:p text:style-name="P10"><text:span text:style-name="T5">C</text:span><text:span text:style-name="T4">lass Binding:</text:span></text:p>
      <text:p text:style-name="P17">Binding the data of the class properties in the interpolation.</text:p>
      <text:p text:style-name="P17"/>
      <text:p text:style-name="P18">Style Binding:</text:p>
      <text:p text:style-name="P11"><text:span text:style-name="T4">In template binding the styles functionality for the class </text:span><text:span text:style-name="T6">is called has Style </text:span><text:span text:style-name="T7">Binding</text:span><text:span text:style-name="T6">.</text:span></text:p>
      <text:p text:style-name="P19"/>
      <text:p text:style-name="P12"><text:span text:style-name="T6">E</text:span><text:span text:style-name="T4">vent Binding:</text:span></text:p>
      <text:p text:style-name="P20">implementing the events in the tempalte to bind the data of event. </text:p>
      <text:p text:style-name="P20"/>
      <text:p text:style-name="P21">Template Reference Variable:</text:p>
      <text:p text:style-name="P21">Giving input from the template and method to access from the class to perform a method.</text:p>
      <text:p text:style-name="P21"/>
      <text:p text:style-name="P22">Two-Way Binding:</text:p>
      <text:p text:style-name="P22">Binding the data from class to template as well as binding the data from template to class.</text:p>
      <text:p text:style-name="P22">The ngmodule is use for the inpuut in the template to bind the data</text:p>
      <text:p text:style-name="P22"/>
      <text:p text:style-name="P23">06/01/2021</text:p>
      <text:p text:style-name="P23"/>
      <text:p text:style-name="P23">Structural directives: </text:p>
      <text:p text:style-name="P23">Ng-if block:</text:p>
      <text:p text:style-name="P23">a conditonal statement code block only the if condition is true.</text:p>
      <text:p text:style-name="P23">Syntax: ngIf=””;</text:p>
      <text:p text:style-name="P23"/>
      <text:p text:style-name="P23">Ng if-else:</text:p>
      <text:p text:style-name="P23">Conditonal block which has the if condition and else condition. The else statement will runs with different block.</text:p>
      <text:p text:style-name="P23">Syntax: ngIf=” <text:s/>; else <text:s/>elseBlock_name”</text:p>
      <text:p text:style-name="P23">ng generator is use to write the elseBlock.</text:p>
      <text:p text:style-name="P23"/>
      <text:p text:style-name="P24">Component interaction:</text:p>
      <text:p text:style-name="P24">The two way binding from parent class to child class. For the input and output for the event emitters of the data given for the user.</text:p>
      <text:p text:style-name="P24"/>
      <text:p text:style-name="P24">Pipes:</text:p>
      <text:p text:style-name="P24">Pipes are used to tranfrom the strings, currancy amounts, dates and other types of data. </text:p>
      <text:p text:style-name="P32"><text:a xlink:type="simple" xlink:href="https://angular.io/api/common/DatePipe" text:style-name="Internet_20_link" text:visited-style-name="Visited_20_Internet_20_Link"><text:span text:style-name="Source_20_Text"><text:span text:style-name="T8">DatePipe</text:span></text:span></text:a><text:span text:style-name="T10">: Formats a date value according to locale rules.</text:span></text:p>
      <text:p text:style-name="P32"><text:span text:style-name="T11">Up</text:span><text:a xlink:type="simple" xlink:href="https://angular.io/api/common/UpperCasePipe" text:style-name="Internet_20_link" text:visited-style-name="Visited_20_Internet_20_Link"><text:span text:style-name="Source_20_Text"><text:span text:style-name="T9">perCasePipe</text:span></text:span></text:a><text:span text:style-name="T12">: Transforms text to all upper case.</text:span></text:p>
      <text:p text:style-name="P32"><text:a xlink:type="simple" xlink:href="https://angular.io/api/common/LowerCasePipe" text:style-name="Internet_20_link" text:visited-style-name="Visited_20_Internet_20_Link"><text:span text:style-name="Source_20_Text"><text:span text:style-name="T9">LowerCasePipe</text:span></text:span></text:a><text:span text:style-name="T12">: Transforms text to all lower case.</text:span></text:p>
      <text:p text:style-name="P32"><text:a xlink:type="simple" xlink:href="https://angular.io/api/common/CurrencyPipe" text:style-name="Internet_20_link" text:visited-style-name="Visited_20_Internet_20_Link"><text:span text:style-name="Source_20_Text"><text:span text:style-name="T9">CurrencyPipe</text:span></text:span></text:a><text:span text:style-name="T12">: Transforms a number to a currency string, formatted according to locale rules.</text:span></text:p>
      <text:p text:style-name="P32"><text:a xlink:type="simple" xlink:href="https://angular.io/api/common/DecimalPipe" text:style-name="Internet_20_link" text:visited-style-name="Visited_20_Internet_20_Link"><text:span text:style-name="Source_20_Text"><text:span text:style-name="T9">DecimalPipe</text:span></text:span></text:a><text:span text:style-name="T12">: Transforms a number into a string with a decimal point, formatted according to locale rules.</text:span></text:p>
      <text:p text:style-name="P32"><text:a xlink:type="simple" xlink:href="https://angular.io/api/common/PercentPipe" text:style-name="Internet_20_link" text:visited-style-name="Visited_20_Internet_20_Link"><text:span text:style-name="Source_20_Text"><text:span text:style-name="T9">PercentPipe</text:span></text:span></text:a><text:span text:style-name="T12">: Transforms a number to a percentage string, formatted according to locale rules</text:span><text:span text:style-name="T13">.</text:span></text:p>
      <text:p text:style-name="P24"/>
      <text:p text:style-name="P24"/>
      <text:p text:style-name="P25"><text:soft-page-break/>Service:</text:p>
      <text:p text:style-name="P25">Serive is a class with a specific purpose with some logic with in the service module.</text:p>
      <text:p text:style-name="P25">It shares the data which includes in external interactions. </text:p>
      <text:p text:style-name="P25"/>
      <text:p text:style-name="P25">Dependency Injection:</text:p>
      <text:p text:style-name="P26">Which is a class request a dependincies from external sources rather than creating them all the time when ever there is a use of the same dependincies.</text:p>
      <text:p text:style-name="P26"/>
      <text:p text:style-name="P26">HTTP <text:span text:style-name="T15">and Observables:</text:span></text:p>
      <text:p text:style-name="P26">http is used to access the data from the external source to the dependencies. <text:span text:style-name="T15">To accept the data from external data to dependncies to the where ever they requried. The medium between them are known has observables.</text:span></text:p>
      <text:p text:style-name="P26"/>
      <text:p text:style-name="P27">RxJS:</text:p>
      <text:p text:style-name="P27">It is an external library to work with observables and other various JavaScript external functions reactive methods and extensions.</text:p>
      <text:p text:style-name="P27"/>
      <text:p text:style-name="P28">HTTP Error handling.</text:p>
      <text:p text:style-name="P28">The Error handling is means of not focusing on the compile time error. It is focusing on the run time <text:s/>error like file missing, Data un identify, etc..</text:p>
      <text:p text:style-name="P28"/>
      <text:p text:style-name="P28">Routing and Navigation:</text:p>
      <text:p text:style-name="P28">Routing is the connection between the pages. The inter linking of <text:span text:style-name="T16">one to another page in application is called has navigation.</text:span></text:p>
      <text:p text:style-name="P28"/>
      <text:p text:style-name="P29">Wildcard Route: </text:p>
      <text:p text:style-name="P29">when there is no dritectory to match the <text:span text:style-name="T17">link which we given in url. It shows an error to rectify that error. The page not found component is used for that directives such routing method is called has the Wildcard Routing.</text:span></text:p>
      <text:p text:style-name="P29"/>
      <text:p text:style-name="P30">Redirecting Routes:</text:p>
      <text:p text:style-name="P30">Navigating to the specific page is redirecting the routes of the directives. There are two ways of redriecting the driectives.</text:p>
      <text:p text:style-name="P30">1) What ever the driectiving showing the functionality of the page staticly fixed for the application by the developer. The pathmatch is named has the prefix</text:p>
      <text:p text:style-name="P30">2) Directing to the orginal functionalites of the directives. The pathmatch named for the full</text:p>
      <text:p text:style-name="P30"/>
      <text:p text:style-name="P31">Route Parameters:</text:p>
      <text:p text:style-name="P31">The directivies path having the index number or sub-group properties. Calling those paths through the parameters are included in route parameters.</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Roboto" svg:font-family="Roboto, 'Helvetica Neue Light', 'Helvetica Neue', Helvetica, Arial, 'Lucida Grand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5T12:49:54.304381842</meta:creation-date>
    <dc:date>2021-01-06T20:02:08.229733698</dc:date>
    <meta:editing-duration>PT3H45M10S</meta:editing-duration>
    <meta:editing-cycles>16</meta:editing-cycles>
    <meta:generator>LibreOffice/6.0.7.3$Linux_X86_64 LibreOffice_project/00m0$Build-3</meta:generator>
    <meta:document-statistic meta:table-count="0" meta:image-count="0" meta:object-count="0" meta:page-count="3" meta:paragraph-count="83" meta:word-count="898" meta:character-count="5595" meta:non-whitespace-character-count="4768"/>
  </office:meta>
</office:document-meta>
</file>